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de">
      <style:paragraph-properties fo:margin-left="0in" fo:margin-right="0in" fo:text-indent="0in" style:auto-text-indent="false"/>
    </style:style>
    <style:style style:name="P17" style:family="paragraph" style:parent-style-name="Code">
      <style:paragraph-properties fo:margin-left="0in" fo:margin-right="0in" fo:text-indent="0in" style:auto-text-indent="false"/>
      <style:text-properties fo:font-weight="normal" style:font-weight-asian="normal" style:font-weight-complex="normal"/>
    </style:style>
    <style:style style:name="P18" style:family="paragraph" style:parent-style-name="Code">
      <style:paragraph-properties fo:margin-left="0in" fo:margin-right="0in" fo:text-indent="0in" style:auto-text-indent="false"/>
      <style:text-properties fo:font-size="10pt" style:font-size-asian="10pt" style:font-size-complex="10pt"/>
    </style:style>
    <style:style style:name="P19" style:family="paragraph" style:parent-style-name="Standard">
      <style:paragraph-properties fo:margin-left="0in" fo:margin-right="0in" fo:text-indent="0in" style:auto-text-indent="false"/>
      <style:text-properties fo:font-size="10pt" style:font-size-asian="10pt" style:font-size-complex="10pt"/>
    </style:style>
    <style:style style:name="P20" style:family="paragraph" style:parent-style-name="Standard">
      <style:text-properties style:font-name="Courier New" fo:font-size="10pt" style:font-size-asian="10pt" style:font-size-complex="10pt"/>
    </style:style>
    <style:style style:name="P21" style:family="paragraph" style:parent-style-name="Standard">
      <style:paragraph-properties fo:text-align="start" style:justify-single-word="false"/>
    </style:style>
    <style:style style:name="P22" style:family="paragraph" style:parent-style-name="Standard">
      <style:text-properties fo:font-size="11pt" style:font-size-asian="11pt" style:font-size-complex="11pt"/>
    </style:style>
    <style:style style:name="P23" style:family="paragraph" style:parent-style-name="Code">
      <style:text-properties fo:font-size="10pt" style:font-size-asian="10pt" style:font-size-complex="10pt"/>
    </style:style>
    <style:style style:name="P24" style:family="paragraph" style:parent-style-name="Heading_20_1">
      <style:text-properties fo:font-size="9pt" style:font-size-asian="9pt" style:font-size-complex="9pt"/>
    </style:style>
    <style:style style:name="P25" style:family="paragraph" style:parent-style-name="Heading_20_1">
      <style:paragraph-properties fo:text-align="start" style:justify-single-word="false"/>
    </style:style>
    <style:style style:name="P26" style:family="paragraph" style:parent-style-name="Heading_20_2">
      <style:text-properties fo:font-weight="bold" style:font-weight-asian="bold" style:font-weight-complex="bold"/>
    </style:style>
    <style:style style:name="P27" style:family="paragraph" style:parent-style-name="Heading_20_2">
      <style:text-properties fo:font-style="italic" style:font-style-asian="italic" style:font-style-complex="italic"/>
    </style:style>
    <style:style style:name="P28" style:family="paragraph" style:parent-style-name="Heading_20_2">
      <style:text-properties fo:font-size="14pt" fo:font-style="italic" style:font-size-asian="14pt" style:font-style-asian="italic" style:font-size-complex="14pt" style:font-style-complex="italic"/>
    </style:style>
    <style:style style:name="P29" style:family="paragraph" style:parent-style-name="Heading_20_3">
      <style:text-properties fo:font-weight="normal" style:font-weight-asian="normal" style:font-weight-complex="normal"/>
    </style:style>
    <style:style style:name="P30" style:family="paragraph" style:parent-style-name="Heading_20_3">
      <style:paragraph-properties fo:break-before="page"/>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Text_20_body" style:list-style-name="L2">
      <style:text-properties fo:font-weight="normal" style:font-weight-asian="normal" style:font-weight-complex="normal"/>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paragraph-properties fo:text-align="start" style:justify-single-word="false"/>
    </style:style>
    <style:style style:name="P38" style:family="paragraph" style:parent-style-name="Text_20_body">
      <style:paragraph-properties fo:text-align="start" style:justify-single-word="false"/>
      <style:text-properties fo:font-size="11pt" style:font-size-asian="11pt" style:font-size-complex="11pt"/>
    </style:style>
    <style:style style:name="P39" style:family="paragraph" style:parent-style-name="Text_20_body">
      <style:text-properties fo:font-size="11pt" fo:font-style="normal" style:font-size-asian="11pt" style:font-style-asian="normal" style:font-size-complex="11pt" style:font-style-complex="normal"/>
    </style:style>
    <style:style style:name="P40" style:family="paragraph" style:parent-style-name="Text_20_body">
      <style:paragraph-properties>
        <style:tab-stops>
          <style:tab-stop style:position="0.7709in"/>
        </style:tab-stops>
      </style:paragraph-properties>
      <style:text-properties fo:font-size="11pt" fo:font-style="normal" style:font-size-asian="11pt" style:font-style-asian="normal" style:font-size-complex="11pt" style:font-style-complex="normal"/>
    </style:style>
    <style:style style:name="P41" style:family="paragraph" style:parent-style-name="Text_20_body">
      <style:text-properties fo:font-size="12pt" fo:font-style="normal" style:font-size-asian="12pt" style:font-style-asian="normal" style:font-size-complex="12pt" style:font-style-complex="normal"/>
    </style:style>
    <style:style style:name="P42" style:family="paragraph" style:parent-style-name="Text_20_body">
      <style:paragraph-properties>
        <style:tab-stops>
          <style:tab-stop style:position="0.7709in"/>
        </style:tab-stops>
      </style:paragraph-properties>
      <style:text-properties fo:font-size="12pt" fo:font-style="normal" style:font-size-asian="12pt" style:font-style-asian="normal" style:font-size-complex="12pt" style:font-style-complex="normal"/>
    </style:style>
    <style:style style:name="P43" style:family="paragraph" style:parent-style-name="Text_20_body">
      <style:paragraph-properties>
        <style:tab-stops>
          <style:tab-stop style:position="0.9173in"/>
        </style:tab-stops>
      </style:paragraph-properties>
      <style:text-properties fo:font-size="12pt" fo:font-style="normal" style:font-size-asian="12pt" style:font-style-asian="normal" style:font-size-complex="12pt" style:font-style-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0.7709in"/>
        </style:tab-stops>
      </style:paragraph-properties>
      <style:text-properties fo:font-style="normal" style:font-style-asian="normal" style:font-style-complex="normal"/>
    </style:style>
    <style:style style:name="P46" style:family="paragraph" style:parent-style-name="Text_20_body">
      <style:paragraph-properties>
        <style:tab-stops>
          <style:tab-stop style:position="0.9173in"/>
        </style:tab-stops>
      </style:paragraph-properties>
    </style:style>
    <style:style style:name="P47" style:family="paragraph" style:parent-style-name="Text_20_body" style:list-style-name="L1">
      <style:paragraph-properties fo:margin-top="0in" fo:margin-bottom="0in"/>
      <style:text-properties fo:font-size="9pt" style:font-size-asian="9pt" style:font-size-complex="9pt"/>
    </style:style>
    <style:style style:name="P48" style:family="paragraph" style:parent-style-name="Text_20_body" style:list-style-name="L1">
      <style:paragraph-properties fo:margin-top="0in" fo:margin-bottom="0in"/>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Times New Roman" fo:font-size="12pt" style:font-size-asian="12pt" style:font-size-complex="12pt"/>
    </style:style>
    <style:style style:name="T10" style:family="text">
      <style:text-properties fo:font-size="10pt" style:font-size-asian="10pt" style:font-size-complex="10pt"/>
    </style:style>
    <style:style style:name="T11" style:family="text">
      <style:text-properties fo:font-size="9pt" style:font-size-asian="9pt" style:font-size-complex="9pt"/>
    </style:style>
    <style:style style:name="T12" style:family="text">
      <style:text-properties fo:font-size="12pt"/>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1pt" style:font-size-asian="11pt" style:font-size-complex="11pt"/>
    </style:style>
    <style:style style:name="T15" style:family="text">
      <style:text-properties fo:font-size="11pt" fo:font-style="normal" style:font-size-asian="11pt" style:font-style-asian="normal" style:font-size-complex="11pt" style:font-style-complex="normal"/>
    </style:style>
    <style:style style:name="T16" style:family="text">
      <style:text-properties style:font-size-asian="12pt"/>
    </style:style>
    <style:style style:name="T17" style:family="text">
      <style:text-properties style:font-size-complex="12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P24"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Change History<text:tab/>2</text:p>
          <text:p text:style-name="P31">Overview<text:tab/>2</text:p>
          <text:p text:style-name="P32">Motivation<text:tab/>2</text:p>
          <text:p text:style-name="P32">Description<text:tab/>3</text:p>
          <text:p text:style-name="P32">Risks<text:tab/>3</text:p>
          <text:p text:style-name="P32">Disadvantages<text:tab/>3</text:p>
          <text:p text:style-name="P31">Implementation<text:tab/>4</text:p>
          <text:p text:style-name="P32">Update Mechanism<text:tab/>4</text:p>
          <text:p text:style-name="P32">Instance Generated Code<text:tab/>7</text:p>
          <text:p text:style-name="P32">Unbound Variable<text:tab/>8</text:p>
          <text:p text:style-name="P32">Light-Weight Bind<text:tab/>8</text:p>
          <text:p text:style-name="P32">Side-Effect Bind<text:tab/>8</text:p>
          <text:p text:style-name="P32">Member Select<text:tab/>9</text:p>
          <text:p text:style-name="P32">On-Replace<text:tab/>10</text:p>
          <text:p text:style-name="P32">Cut-Off Operations<text:tab/>10</text:p>
          <text:p text:style-name="P32">Bi-Directional Bind<text:tab/>11</text:p>
          <text:p text:style-name="P32">BindingException<text:tab/>11</text:p>
          <text:p text:style-name="P32">Overriding Variables<text:tab/>12</text:p>
          <text:p text:style-name="P32">Value Overriding Bind in Object Literal / Class Override<text:tab/>12</text:p>
          <text:p text:style-name="P32">Object Literals (General Case)<text:tab/>13</text:p>
          <text:p text:style-name="P32">Local Variable Binds<text:tab/>13</text:p>
          <text:p text:style-name="P32">Script Variables<text:tab/>13</text:p>
          <text:p text:style-name="P31">Implementation of bound functions<text:tab/>14</text:p>
          <text:p text:style-name="P32">Background on bound functions<text:tab/>14</text:p>
          <text:p text:style-name="P32">Translation of bound functions<text:tab/>15</text:p>
          <text:p text:style-name="P32">Bound function call site handling<text:tab/>17</text:p>
          <text:p text:style-name="P32">Bound function calls from non-bind call sites<text:tab/>19</text:p>
          <text:p text:style-name="P31">Implementation of Bind and On-Replace for Sequences<text:tab/>19</text:p>
          <text:p text:style-name="P32">Constraints on a Bound Sequence Design<text:tab/>19</text:p>
          <text:p text:style-name="P32">Overview of Sequence Implementation<text:tab/>20</text:p>
          <text:p text:style-name="P32">Sequence Runtime Support<text:tab/>20</text:p>
          <text:p text:style-name="P32">Update Methods<text:tab/>23</text:p>
          <text:p text:style-name="P32">Access Methods<text:tab/>23</text:p>
          <text:p text:style-name="P32">Non-Bound Sequences<text:tab/>24</text:p>
          <text:p text:style-name="P32">Bound Sequences<text:tab/>25</text:p>
          <text:p text:style-name="P49">Bound Range Sequence<text:tab/>26</text:p>
          <text:p text:style-name="P49">Bound Explicit Sequence (Non-Nullable)<text:tab/>27</text:p>
          <text:p text:style-name="P49">Bound Explicit Sequence (of Sequences)<text:tab/>29</text:p>
          <text:p text:style-name="P49">Bound Slice<text:tab/>30</text:p>
          <text:p text:style-name="P49">Bound Sequence Element<text:tab/>31</text:p>
          <text:p text:style-name="P49"><text:soft-page-break/>Bound For-Expression (Simple)<text:tab/>31</text:p>
          <text:p text:style-name="P49">Bound For-Expression (General)<text:tab/>32</text:p>
          <text:p text:style-name="P49">Bound Member Select<text:tab/>33</text:p>
          <text:p text:style-name="P32">On-Replace<text:tab/>34</text:p>
        </text:index-body>
      </text:table-of-content>
      <text:h text:style-name="Heading_20_1" text:outline-level="1">Change History</text:h>
      <text:list xml:id="list38427706" text:style-name="L1">
        <text:list-item>
          <text:p text:style-name="P47">0.1.0 Robert Field <text:s text:c="2"/>7/23/2009</text:p>
          <text:list>
            <text:list-item>
              <text:p text:style-name="P47">Initial proposal</text:p>
            </text:list-item>
          </text:list>
        </text:list-item>
        <text:list-item>
          <text:p text:style-name="P47">0.2.0 Robert Field <text:s text:c="2"/>8/29/2009</text:p>
          <text:list>
            <text:list-item>
              <text:p text:style-name="P47">Overhaul to use an invalidation model proposed by Brian Goetz and Jim Laskey</text:p>
            </text:list-item>
          </text:list>
        </text:list-item>
        <text:list-item>
          <text:p text:style-name="P47">0.2.1 Robert Field <text:s text:c="2"/>9/2/2009</text:p>
        </text:list-item>
        <text:list-item>
          <text:p text:style-name="P47">0.2.2 Robert Field <text:s text:c="2"/>9/8/2009</text:p>
          <text:list>
            <text:list-item>
              <text:p text:style-name="P47">Based on discussion with Jim Laskey, consistent with lazy evaluation, switch bind initialization to lazy </text:p>
            </text:list-item>
          </text:list>
        </text:list-item>
        <text:list-item>
          <text:p text:style-name="P47">0.2.3 Robert Field <text:s text:c="2"/>9/19/2009</text:p>
          <text:list>
            <text:list-item>
              <text:p text:style-name="P47">Various fixes and improvements</text:p>
            </text:list-item>
          </text:list>
        </text:list-item>
        <text:list-item>
          <text:p text:style-name="P47">0.2.4 Robert Field <text:s text:c="2"/>9/23/2009</text:p>
          <text:list>
            <text:list-item>
              <text:p text:style-name="P47">Script-level member handling</text:p>
            </text:list-item>
          </text:list>
        </text:list-item>
        <text:list-item>
          <text:p text:style-name="P47">0.3.0 Robert Field <text:s text:c="2"/>10/1/2009</text:p>
          <text:list>
            <text:list-item>
              <text:p text:style-name="P47">Fold in lazy virtual bound sequences proposal</text:p>
            </text:list-item>
          </text:list>
        </text:list-item>
        <text:list-item>
          <text:p text:style-name="P47">0.3.1 Robert Field <text:s text:c="2"/>10/2/2009</text:p>
          <text:list>
            <text:list-item>
              <text:p text:style-name="P47">Incorporate sequence API changes and bound-for caching idea from Per Bothner</text:p>
            </text:list-item>
          </text:list>
        </text:list-item>
        <text:list-item>
          <text:p text:style-name="P47">0.3.2 Maurizio Cimadamore <text:s text:c="2"/>10/12/2009</text:p>
          <text:list>
            <text:list-item>
              <text:p text:style-name="P47">Included 2-phase invalidation protocol and updated bidi-bind description</text:p>
            </text:list-item>
          </text:list>
        </text:list-item>
        <text:list-item>
          <text:p text:style-name="P47">0.3.3 Robert Field <text:s/>10/15/2009</text:p>
          <text:list>
            <text:list-item>
              <text:p text:style-name="P47">Update on-replace handling: get call moved out of if, first phase valid flag set before trigger phase invalidate</text:p>
            </text:list-item>
          </text:list>
        </text:list-item>
        <text:list-item>
          <text:p text:style-name="P47">0.3.4 Robert Field <text:s/>10/16/2009</text:p>
          <text:list>
            <text:list-item>
              <text:p text:style-name="P47">Based on discussions with Jim Laskey, <text:s/>handle the initial firing of on-replace, even for the default value. Also, centralize generated examples. <text:s/>Add motivation for design.</text:p>
            </text:list-item>
          </text:list>
        </text:list-item>
        <text:list-item>
          <text:p text:style-name="P47">0.3.5 Robert Field <text:s/>10/16/2009</text:p>
          <text:list>
            <text:list-item>
              <text:p text:style-name="P47">Based on discussions with Per Bothner, <text:s/>describe generated methods for sequences. Update non-bound sequence description.</text:p>
            </text:list-item>
          </text:list>
        </text:list-item>
        <text:list-item>
          <text:p text:style-name="P47">0.3.6 Robert Field <text:s/>10/16/2009</text:p>
          <text:list>
            <text:list-item>
              <text:p text:style-name="P47">Clarify the sequence update mechanism.</text:p>
            </text:list-item>
          </text:list>
        </text:list-item>
        <text:list-item>
          <text:p text:style-name="P47">0.3.7 Robert Field <text:s/>10/16/2009</text:p>
          <text:list>
            <text:list-item>
              <text:p text:style-name="P47">Sequence accessor method revamp. <text:s/>Bound sequence overview.</text:p>
            </text:list-item>
          </text:list>
        </text:list-item>
        <text:list-item>
          <text:p text:style-name="P47">0.3.8 Robert Field <text:s/>10/17/2009</text:p>
          <text:list>
            <text:list-item>
              <text:p text:style-name="P47">Further clarification and update to bound and non-bound sequences. <text:s/>Update bound range, bound explicit sequence, and bound slice, to two phase invalidation.</text:p>
            </text:list-item>
          </text:list>
        </text:list-item>
        <text:list-item>
          <text:p text:style-name="P47">0.3.9 Robert Field <text:s/>10/18/2009</text:p>
          <text:list>
            <text:list-item>
              <text:p text:style-name="P47">Describe non-bound sequence mutation by the Sequences class.</text:p>
            </text:list-item>
          </text:list>
        </text:list-item>
        <text:list-item>
          <text:p text:style-name="P47">0.3.10 Robert Field <text:s/>10/19/2009</text:p>
          <text:list>
            <text:list-item>
              <text:p text:style-name="P47">Remove contradiction in sequences definition – no set method is generated for sequences.</text:p>
            </text:list-item>
          </text:list>
        </text:list-item>
        <text:list-item>
          <text:p text:style-name="P48"><text:span text:style-name="T11">0.3.11 Robert Field <text:s/>10/26/2009</text:span></text:p>
          <text:list>
            <text:list-item>
              <text:p text:style-name="P48"><text:span text:style-name="T11">Update sequence range description.</text:span></text:p>
            </text:list-item>
          </text:list>
        </text:list-item>
        <text:list-item>
          <text:p text:style-name="P48"><text:span text:style-name="T11">0.3.12 A. Sundararajan 11/9/2009</text:span></text:p>
          <text:list>
            <text:list-item>
              <text:p text:style-name="P48"><text:span text:style-name="T11">Bound function implementation</text:span></text:p>
            </text:list-item>
          </text:list>
        </text:list-item>
      </text:list>
      <text:h text:style-name="Heading_20_1" text:outline-level="1"><text:span text:style-name="T11"/></text:h>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text:soft-page-break/>(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text:p>
      <text:h text:style-name="Heading_20_2" text:outline-level="2">Disadvantages</text:h>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text:soft-page-break/>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9"><text:s text:c="6"/>void be$xyz(T nv$) {</text:p>
      <text:p text:style-name="P9"><text:s text:c="8"/>if (xyz not equals nv$) { // != for primitives; else ! xyz.equals(nv$)</text:p>
      <text:p text:style-name="P9"><text:s text:c="10"/>T ov$ = nv$</text:p>
      <text:p text:style-name="P9"><text:s text:c="10"/>invalidate$xyz(INVAL_PHASE); <text:s/>// force invalidation of all dependents</text:p>
      <text:p text:style-name="P9"><text:s text:c="10"/>xyz = nv$;</text:p>
      <text:p text:style-name="P9"><text:s text:c="10"/>setValidValue$(VOFF$xyz, INVAL_PAHSE);</text:p>
      <text:p text:style-name="P9"><text:soft-page-break/><text:s text:c="10"/>invalidate$xyz(TRIGGER_PHASE);</text:p>
      <text:p text:style-name="P9"><text:span text:style-name="T4"><text:s text:c="10"/></text:span><text:span text:style-name="T4">setValidValue$(VOFF$xyz, TRIGGER_PHASE);</text:span></text:p>
      <text:p text:style-name="P11"><text:s text:c="10"/>onReplace$xyz(ov$)</text:p>
      <text:p text:style-name="P9"><text:span text:style-name="T4"><text:s text:c="8"/></text:span><text:span text:style-name="T5">} else { </text:span></text:p>
      <text:p text:style-name="P9"><text:s text:c="10"/>setValidV<text:span text:style-name="T5">alue$(VOFF$xyz, INVAL_PAHSE);</text:span></text:p>
      <text:p text:style-name="P13"><text:span text:style-name="T5"><text:s text:c="10"/>setValidValue$(VOFF$xyz, </text:span>TRIGGER_PHASE);</text:p>
      <text:p text:style-name="P9"><text:s text:c="10"/>if ( ! hasInitialOnReplaceFired$(VOFF$xyz) {</text:p>
      <text:p text:style-name="P9"><text:s text:c="12"/><text:span text:style-name="T5">onReplace$xyz(ov$);</text:span> <text:s text:c="7"/></text:p>
      <text:p text:style-name="P11"><text:s text:c="10"/>}</text:p>
      <text:p text:style-name="P11"><text:s text:c="8"/>}</text:p>
      <text:p text:style-name="P11"><text:s text:c="6"/>}</text:p>
      <text:p text:style-name="P11"/>
      <text:p text:style-name="P9"><text:s text:c="6"/>void onReplace$p(T ov$) {</text:p>
      <text:p text:style-name="P9"><text:span text:style-name="T5"><text:s text:c="8"/></text:span>// Trigger body, if any</text:p>
      <text:p text:style-name="P9"><text:s text:c="8"/>setInitialOnReplaceFired$(VOFF$xyz);</text:p>
      <text:p text:style-name="P9"><text:s text:c="6"/>}</text:p>
      <text:p text:style-name="P9"/>
      <text:p text:style-name="Text_20_body">The setter used externally for assignment uses a different method:</text:p>
      <text:p text:style-name="P9"><text:s text:c="4"/>T set$xyz(T v) {</text:p>
      <text:p text:style-name="P9"><text:s text:c="6"/>i<text:span text:style-name="T5">f ( isReadOnly( VOFF$xyz ) {</text:span></text:p>
      <text:p text:style-name="P11"><text:s text:c="8"/>throw new bindingException(...);</text:p>
      <text:p text:style-name="P11"><text:s text:c="6"/>} else {</text:p>
      <text:p text:style-name="P9"><text:s text:c="8"/>be$xyz(v);</text:p>
      <text:p text:style-name="P9"><text:s text:c="8"/>return xyz;</text:p>
      <text:p text:style-name="P9"><text:s text:c="6"/>}</text:p>
      <text:p text:style-name="P9"><text:s text:c="4"/>}</text:p>
      <text:p text:style-name="Text_20_body"/>
      <text:p text:style-name="Text_20_body">Unidirectionally bound variables are read-only, as are 'def' variables. <text:s/>The later, however, needs no test.</text:p>
      <text:p text:style-name="P9"/>
      <text:p text:style-name="Text_20_body">The notifyDependencies method (on the bindee side), called by the setter, broadcasts to the binders 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soft-page-break/><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text:p>
      <text:p text:style-name="P9"><text:span text:style-name="T1"><text:tab/> <text:s text:c="3"/></text:span>clearValidValue$(VOFF$xyz, phase);</text:p>
      <text:p text:style-name="P9"><text:span text:style-name="T3"><text:tab/> <text:s text:c="3"/></text:span><text:span text:style-name="T4">call invalidate$abc(phase) for any dependencies within the class;</text:span> </text:p>
      <text:p text:style-name="P9"><text:span text:style-name="T4"><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4"><text:s text:c="13"/></text:span><text:span text:style-name="T5">get$xyz(); // only if there is an on-replace trigger on xyz</text:span></text:p>
      <text:p text:style-name="P11"><text:s text:c="10"/>}</text:p>
      <text:p text:style-name="P9"><text:span text:style-name="T3"><text:tab/> <text:s/></text:span><text:span text:style-name="T5">}</text:span></text:p>
      <text:p text:style-name="P9"><text:span text:style-name="T4"><text:tab/></text:span><text:span text:style-name="T5">}</text:span></text:p>
      <text:p text:style-name="P9"/>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4"><text:tab/></text:span><text:span text:style-name="T5">class A {</text:span></text:p>
      <text:p text:style-name="P11"><text:soft-page-break/><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text:soft-page-break/>Unbound Variable</text:h>
      <text:p text:style-name="P1">Within a generated class, and unbound variable is represented by a field and a getters/setter pair (be$b and set$b are as above) –</text:p>
      <text:p text:style-name="P9"><text:tab/>// var b = 9;</text:p>
      <text:p text:style-name="P9"/>
      <text:p text:style-name="P9"><text:tab/>int $b;</text:p>
      <text:p text:style-name="P9"/>
      <text:p text:style-name="P9"><text:tab/>int get$b() { </text:p>
      <text:p text:style-name="P9"><text:tab/> <text:s/>return $b;</text:p>
      <text:p text:style-name="P9"><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5">}</text:span></text:p>
      <text:p text:style-name="P9"><text:span text:style-name="T3"><text:tab/></text:span><text:span text:style-name="T5">}</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text:soft-page-break/>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text:soft-page-break/>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on-replace can be simply in-lined into the update branch of the setter. <text:s/>On-replace forces eager evaluation – a get is added to the invalidate method to achieve this – it must be called independent of the valid state. <text:s text:c="3"/>In be$ (above), invalidation sequencing is important for this, the <text:s/><text:span text:style-name="T2">TRIGGER_PHASE</text:span><text:span text:style-name="T9"> can't be set valid before that phase's invalidation call (or it will get smashed), but the </text:span><text:span text:style-name="T2">INV_PHASE</text:span><text:span text:style-name="T9">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tab/> <text:s/>return $p;</text:p>
      <text:p text:style-name="P9"><text:tab/>}</text:p>
      <text:p text:style-name="P9"/>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TRIGGER_PHASE) {</text:p>
      <text:p text:style-name="P9"><text:tab/> <text:s text:c="3"/>get$p();</text:p>
      <text:p text:style-name="P9"><text:s text:c="8"/>}</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text:soft-page-break/>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Note: this currently differs from the direction taken in the implementation]</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text:soft-page-break/>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oft-page-break/><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p>
      <text:p text:style-name="P9"/>
      <text:h text:style-name="P25" text:outline-level="1"><text:soft-page-break/>Implementation of bound functions</text:h>
      <text:h text:style-name="Heading_20_2" text:outline-level="2">Background on bound functions</text:h>
      <text:p text:style-name="P6">Functions can be defined with the modifier “bound”. The bound functions can be called from a non-bind context as well as bind context. Calling a bound function in a non-bind context is the same as <text:s text:c="2"/>calling a non-bound function in non-bind context. Calling a bound function in a bind-context is very different. A simple example:</text:p>
      <text:p text:style-name="Code">var k = 3;</text:p>
      <text:p text:style-name="Code">bound function func(x: Integer) { </text:p>
      <text:p text:style-name="Code"><text:s text:c="4"/>return k * x; // “k” from script-level scope is used here</text:p>
      <text:p text:style-name="Code">};</text:p>
      <text:p text:style-name="Code">var arg = 7;</text:p>
      <text:p text:style-name="Code">var bb = bind func(arg); <text:s/>// calling a bound function in bind-context</text:p>
      <text:p text:style-name="Code">println(bb); <text:s/>// prints “ 21” (= 3 * 7)</text:p>
      <text:p text:style-name="Code">k = 2; // changing script level var used inside the bound func “func” </text:p>
      <text:p text:style-name="Code">// bound functions notices change and recomputes result</text:p>
      <text:p text:style-name="Code">println(bb); // prints “14 (= 2 * 7)</text:p>
      <text:p text:style-name="Code">arg = 5; // changing arg passed to bound function</text:p>
      <text:p text:style-name="Code">println(bb); // prints “10 (= 2 * 5);</text:p>
      <text:p text:style-name="P6"/>
      <text:p text:style-name="P6">A bound function's result changes whenever any argument changes or any other variable used within bind function (say a script-level “k” in above example). <text:s/>The binder variable (“bb” in above example) is invalidated whenever bound function's result changes – so that it can fetch the new result. When a non-bound function is called in a bind expression, the function is re-evaluated only for argument changes. It is not re-evaluated for any other non-argument variable changes. </text:p>
      <text:p text:style-name="P6"/>
      <text:p text:style-name="Code">var k = 3;</text:p>
      <text:p text:style-name="Code">/*bound*/ function func(x: Integer) { </text:p>
      <text:p text:style-name="Code"><text:s text:c="4"/>return k * x; // “k” from script-level scope is used here</text:p>
      <text:p text:style-name="Code">};</text:p>
      <text:p text:style-name="Code">var arg = 7;</text:p>
      <text:p text:style-name="Code">var bb = bind func(arg); <text:s/>// calling a bound function in bind-context</text:p>
      <text:p text:style-name="Code">println(bb); <text:s/>// prints “ 21” (= 3 * 7)</text:p>
      <text:p text:style-name="Code">k = 2; // changing script level var used inside the func “func” </text:p>
      <text:p text:style-name="Code">// no change of result</text:p>
      <text:p text:style-name="Code">println(bb); // prints “21”</text:p>
      <text:p text:style-name="Code">arg = 5; // changing arg passed to bound function</text:p>
      <text:p text:style-name="Code">println(bb); // prints “10 (= 2 * 5);</text:p>
      <text:p text:style-name="Code"/>
      <text:p text:style-name="P38"/>
      <text:p text:style-name="P6"><text:span text:style-name="T14">So, <text:s/>unlike a </text:span>non-bound function, a bound function is not called again for argument changes. i.e., bound function is called only once. The bound function must register dependencies on arguments as well as any other variable used in it (like the script level var in example).</text:p>
      <text:p text:style-name="P6">There are restrictions on a bound function body. A bound function can only have (a) zero or more local variables with initialization – which are implicitly “bind” variables and (b) a return expression. No <text:soft-page-break/>expressions other than the variable initializers and the return value are permitted inside a bound function. </text:p>
      <text:h text:style-name="P27" text:outline-level="2">Translation of bound functions</text:h>
      <text:p text:style-name="P6">In the locations world, bound functions were implemented by accepting Location type arguments (IntVariable for above example) and returning a Location type result. When a bound function is invoked within a bind expression, the bound function is passed with Location for each argument. Bound function would register with argument Locations as well as Locations of any other non-argument variable used in it. The binder would register dependency on bound function's return Location.</text:p>
      <text:p text:style-name="P6">With compiled-bind, the equivalent to Location is a FXObject, varNum pair. So, with compiled binds, a bound function parameter is replaced with a FXObject + varNum pair. The return type is modified to be Pointer (com.sun.javafx.runtime.Pointer). A Pointer is a simple data structure that holds a FXObject + varNum pair. Because we cannot return more than one value from a Java method call, we use Pointer for return FXObject+varNum pair for the result. <text:s/>Bound function names are mangled to encode the type of the arguments in the name. The above example function “func” is translated as </text:p>
      <text:p text:style-name="P6"/>
      <text:p text:style-name="P6"><text:s text:c="4"/>public static Pointer func$$bound$int(final FXObject $$boundInstance$x, final int $boundVarNum$x) {...}</text:p>
      <text:p text:style-name="P6"/>
      <text:p text:style-name="P6">This kind of name mangling was done in locations world as well. This is needed so that we can get argument type information from .class files for later compilation.</text:p>
      <text:p text:style-name="P6">Before proceeding on to the bound function implementation details, we may want to look at the implementation of local variable binds and on-replace blocks for local variables. In the compiled-bind world, anything that can participate in bind has to a FXObject and instance variable number pair (FXObject+varNum pair). <text:s/>To translate functions with local variable binds, we use generate a local class that is derived from FXBase. The local variables of the function become instance variables of the local class. This way we can use the FXObject+varNum pair of the local class instance to implement local variable bind and/or on-replace. <text:s/>After attribution of user supplied code, the compiler transforms the FX tree to add local classes for functions with local binds (see JavafxLocalToClass.java). The local variables of a bound function are implicitly bind variables. So we transform a bound function as a function with at least one bind variable – we always have the return expression and so we can introduce a local variable initialized with return expression and return the value of that variable as result. </text:p>
      <text:p text:style-name="P6"/>
      <text:p text:style-name="P6">The above function becomes:</text:p>
      <text:p text:style-name="P21"/>
      <text:p text:style-name="P23">bound function func(x: Integer) { </text:p>
      <text:p text:style-name="P23"><text:s text:c="4"/>var $$bound$result$ = bind k * x; <text:s/>// synthetic local variable</text:p>
      <text:p text:style-name="P23"><text:s text:c="4"/>return $$bound$result; <text:s/>// return the value of return expression variable</text:p>
      <text:p text:style-name="P23">};</text:p>
      <text:p text:style-name="Code"/>
      <text:p text:style-name="P6">When the above function is passed through the local-to-class pass, the compiler will generate a local class for it. At this stage, the transformed FX function tree looks something like:</text:p>
      <text:p text:style-name="P38"/>
      <text:p text:style-name="P23"><text:soft-page-break/>static bound function func(x: Integer) {</text:p>
      <text:p text:style-name="P23"><text:s text:c="8"/>/*synthetic*/ class local_klass2 {</text:p>
      <text:p text:style-name="P23"><text:s text:c="12"/>var x: Integer; <text:s text:c="2"/>// instance field for parameter “x”</text:p>
      <text:p text:style-name="P23"><text:s text:c="12"/>var $$0 <text:s/>= bind access$scriptLevel$t$();</text:p>
      <text:p text:style-name="P23"><text:s text:c="12"/>// instance variable for bound function result</text:p>
      <text:p text:style-name="P23"><text:s text:c="12"/>var $$bound$result$ = bind $$0.k * x; <text:s/></text:p>
      <text:p text:style-name="P23"/>
      <text:p text:style-name="P23"><text:s text:c="12"/>function doit$() {</text:p>
      <text:p text:style-name="P23"><text:s text:c="16"/>// a Pointer for bound function result variable</text:p>
      <text:p text:style-name="P23"><text:s text:c="16"/>variable-initialization-for-$$0;</text:p>
      <text:p text:style-name="P23"><text:s text:c="16"/>variable-initialization-for-$$bound$result$;</text:p>
      <text:p text:style-name="P23"><text:s text:c="16"/>com.sun.javafx.runtime.Pointer.make($$bound$result$)</text:p>
      <text:p text:style-name="P23"><text:s text:c="12"/>}</text:p>
      <text:p text:style-name="P23"><text:s text:c="8"/>}</text:p>
      <text:p text:style-name="P23"><text:s text:c="8"/>local_klass2 {}.doit$()</text:p>
      <text:p text:style-name="P23">}</text:p>
      <text:p text:style-name="Code"/>
      <text:p text:style-name="P6">For each parameter of bound function, a new instance variable is introduced in the local class generated. This variable uses the same name and type as defined by user. Each parameter of the bound function is then replaced by two parameters – an FXObject and a int (varNum). </text:p>
      <text:p text:style-name="P6"/>
      <text:p text:style-name="P6">After translation, then bound function method and it's local class would look like:</text:p>
      <text:p text:style-name="P6"/>
      <text:p text:style-name="P23"><text:s text:c="4"/>public static Pointer func$$bound$int(</text:p>
      <text:p text:style-name="P23"><text:s text:c="24"/>final FXObject $$boundInstance$x, final int $$boundVarNum$x) {</text:p>
      <text:p text:style-name="P23"><text:s text:c="12"/>/*synthetic*/ class local_klass2 extends FXBase implements FXObject {</text:p>
      <text:p text:style-name="P23"><text:s text:c="12"/>... </text:p>
      <text:p text:style-name="P23"><text:s text:c="18"/>public static int VOFF$local_klass2$x;</text:p>
      <text:p text:style-name="P23"><text:s text:c="18"/>public static int VOFF$local_klass2$$$bound$result$; </text:p>
      <text:p text:style-name="P23"><text:s text:c="18"/>public int $local_klass2$x; <text:s/>// represents parameter “x” of bound function </text:p>
      <text:p text:style-name="P23"><text:s text:c="18"/>public int $local_klass2$$$bound$result$; // result of bound function <text:s/>[...]</text:p>
      <text:p text:style-name="P38"><text:s text:c="13"/></text:p>
      <text:p text:style-name="P6">In the update$ of the local class, in addition to usual inter-instance dependency invalidations, we generate update checks for FXObject+varNum parameters. For the above example, update$ looks like:</text:p>
      <text:p text:style-name="P6"/>
      <text:p text:style-name="Code"><text:s/><text:span text:style-name="T10"><text:s text:c="12"/>public void update$(final FXObject instance$, final int varNum$, final int phase$) {</text:span></text:p>
      <text:p text:style-name="P23"><text:s text:c="20"/>// the update may be from a bound function argument </text:p>
      <text:p text:style-name="P23"><text:s text:c="20"/>if (varNum$ == $$boundVarNum$x &amp;&amp; instance$ == $$boundInstance$x) {</text:p>
      <text:p text:style-name="P23"><text:s text:c="24"/>// invalidate the corresponding instance variable of the local class (that represents the</text:p>
      <text:p text:style-name="P23"><text:s text:c="24"/>// this parameter “x”)</text:p>
      <text:p text:style-name="P23"><text:s text:c="24"/>invalidate$local_klass2$x(phase$);</text:p>
      <text:p text:style-name="P23"><text:s text:c="20"/>}</text:p>
      <text:p text:style-name="P23"><text:s text:c="20"/>// ... rest of the update$ code</text:p>
      <text:p text:style-name="P23"/>
      <text:p text:style-name="P6">The return result from bound function is a Pointer for “$$bound$result$ “ field. For the example above, it looks like:</text:p>
      <text:p text:style-name="Code"><text:span text:style-name="T10">return Pointer.make(local_klass2.this, local_klass2.VOFF$local_klass2$$$bound$result$, int.class);</text:span></text:p>
      <text:p text:style-name="P23"/>
      <text:p text:style-name="Standard">The parameter field values (<text:span text:style-name="T14">$local_klass2$x in the above example) have to be updated from input FXObject+varNum arguments. Getters for parameter fields look like:</text:span></text:p>
      <text:p text:style-name="P22"/>
      <text:p text:style-name="P23"><text:soft-page-break/><text:s text:c="4"/>public int get$local_klass2$x() {</text:p>
      <text:p text:style-name="P23"><text:s text:c="20"/>if (&lt;invalid&gt;) {</text:p>
      <text:p text:style-name="P23"><text:s text:c="24"/>// read current value from FXObject+varNum pair...</text:p>
      <text:p text:style-name="P23"><text:s text:c="24"/>be$(local_klass2.VOFF$local_klass2$x, $$boundInstance$x.get$($$boundVarNum$x));</text:p>
      <text:p text:style-name="P23"><text:s text:c="20"/>} // rest of the code</text:p>
      <text:p text:style-name="P23"><text:s text:c="20"/>return $local_klass2$x;</text:p>
      <text:p text:style-name="P23"><text:s text:c="6"/>}</text:p>
      <text:p text:style-name="P22"/>
      <text:p text:style-name="P22"/>
      <text:p text:style-name="P22">Since bound functions needs notifications of input argument changes, we have to register dependency between the local class instance and argument FXObject+varNum pairs. This is done in local class constructor like:</text:p>
      <text:p text:style-name="P22"/>
      <text:p text:style-name="P22"/>
      <text:p text:style-name="P23"><text:s text:c="8"/>public local_klass2(final boolean dummy) {</text:p>
      <text:p text:style-name="P23"><text:s text:c="20"/>super(dummy);</text:p>
      <text:p text:style-name="P23"><text:s text:c="20"/>$$boundInstance$x.addDependent$($$boundVarNum$x, this);</text:p>
      <text:p text:style-name="P23"><text:s text:c="9"/>}</text:p>
      <text:p text:style-name="P23"/>
      <text:h text:style-name="P28" text:outline-level="2">Bound function call site handling</text:h>
      <text:p text:style-name="P41">Let us consider bound function calls from bound contexts. <text:s/>At the bind call sites, we need to pass FXObject+varNum for each argument expression. <text:s/>That means even when literals are passed as argumens, we may have to store that in some field of a class and pass FXObject+varNum of it. For now, “decompose” pass puts all bind constituents in synthetic fields. Also, we need to handle the Pointer result. At call site of a bound function, we introduce a synthetic Pointer variable to store the result from bound function. </text:p>
      <text:p text:style-name="P41">For the example below:</text:p>
      <text:p text:style-name="P39"/>
      <text:p text:style-name="Code">var k = 3;</text:p>
      <text:p text:style-name="Code">bound function func(x: Integer) {</text:p>
      <text:p text:style-name="Code"><text:s text:c="4"/>return k * x; // “k” from script-level scope is used here</text:p>
      <text:p text:style-name="Code">};</text:p>
      <text:p text:style-name="Code"/>
      <text:p text:style-name="Code">var z = bind func(10);</text:p>
      <text:p text:style-name="P39"/>
      <text:p text:style-name="P42">The translated code would have a Pointer field and a field for “z”.</text:p>
      <text:p text:style-name="P40"/>
      <text:p text:style-name="Code"><text:s text:c="4"/>// field to store Pointer result from bound function “func”</text:p>
      <text:p text:style-name="Code"><text:s text:c="4"/>public static Pointer $$$bound$result$z;</text:p>
      <text:p text:style-name="Code"><text:s text:c="4"/>public static int $z;</text:p>
      <text:p text:style-name="Code"/>
      <text:p text:style-name="P42">The getter for the Pointer field calls the bound function and passes FXObject+varNum for arguments:</text:p>
      <text:p text:style-name="P42"/>
      <text:p text:style-name="Code"><text:span text:style-name="T5"><text:s text:c="4"/></text:span><text:span text:style-name="T15">public static Pointer get$$$bound$result$z() {</text:span></text:p>
      <text:p text:style-name="Code"><text:s text:c="8"/>if (&lt;invalid&gt;) {</text:p>
      <text:p text:style-name="Code"><text:s text:c="12"/>// bound function is called </text:p>
      <text:p text:style-name="Code"><text:s text:c="12"/>// – VOFF$$$1 is offset of synthetic field to store bound func argument “10”</text:p>
      <text:p text:style-name="Code"><text:soft-page-break/><text:s text:c="12"/>be$$$bound$result$z(</text:p>
      <text:p text:style-name="Code"><text:s text:c="19"/>(Pointer)t.func$$bound$int(access$scriptLevel$t$(), t.t$Script.VOFF$$$1));</text:p>
      <text:p text:style-name="Code"><text:s text:c="8"/>}</text:p>
      <text:p text:style-name="Code"><text:s text:c="8"/>return $$$bound$result$z;</text:p>
      <text:p text:style-name="Code"><text:s text:c="4"/>}</text:p>
      <text:p text:style-name="Code"/>
      <text:p text:style-name="P42">The getter for the actual bound function result “z” should read the bound function result from Pointer.get() method. (Recall that Pointer stores a FXObject+varNum pair. The Pointer.get() method reads the value from it's underlying FXObject+varNum). Also, the binder needs to be updated whenever bound function result changes (due to re-evaluation because of argument changes or any other non-argument var changes). So, the getter for “z” would also register dependency on Pointer. This getter is as follows:</text:p>
      <text:p text:style-name="P40"/>
      <text:p text:style-name="Code"><text:s/>public static int get$z() {</text:p>
      <text:p text:style-name="Code"><text:s text:c="8"/>if (&lt;invalid&gt;)) {</text:p>
      <text:p text:style-name="Code"><text:s text:c="12"/>final Pointer ifx$0old = $$$bound$result$z;</text:p>
      <text:p text:style-name="Code"><text:s text:c="12"/>final Pointer ifx$1new = t.get$$$bound$result$z();</text:p>
      <text:p text:style-name="Code"><text:s text:c="12"/>// remove dependency on old Pointer, if any.</text:p>
      <text:p text:style-name="Code"><text:s text:c="12"/>if (ifx$0old != null) ifx$0old.removeDependency(access$scriptLevel$t$());</text:p>
      <text:p text:style-name="Code"><text:s text:c="12"/>if (ifx$1new != null) {</text:p>
      <text:p text:style-name="Code"><text:s text:c="15"/>// read value from Pointer </text:p>
      <text:p text:style-name="Code"><text:s text:c="15"/>be$z((Integer)ifx$1new.get());</text:p>
      <text:p text:style-name="Code"><text:s text:c="15"/>// add dependency on Pointer</text:p>
      <text:p text:style-name="Code"><text:s text:c="16"/>ifx$1new.addDependency(access$scriptLevel$t$());</text:p>
      <text:p text:style-name="Code"><text:s text:c="12"/>} else be$z(0);</text:p>
      <text:p text:style-name="Code"><text:s text:c="8"/>}</text:p>
      <text:p text:style-name="Code"><text:s text:c="8"/>return $z;</text:p>
      <text:p text:style-name="Code"><text:s text:c="4"/>}</text:p>
      <text:p text:style-name="Code"/>
      <text:p text:style-name="P42">And one last change needed in is update$ method of the binder's class. In this example, the script class that contains script var “z”. The update$ should handle updates from Pointer fields in addition to any other updates. <text:s/>The update$ for the example looks like this:</text:p>
      <text:p text:style-name="P42"/>
      <text:p text:style-name="P23"><text:s text:c="8"/>public void update$(final FXObject instance$, final int varNum$, final int phase$) {</text:p>
      <text:p text:style-name="P23"><text:s text:c="12"/>// $$$bound$result$z is synthetic Pointer field associated with “z”</text:p>
      <text:p text:style-name="P23"><text:s text:c="12"/>if ($$$bound$result$z != null &amp;&amp; </text:p>
      <text:p text:style-name="P23"><text:s text:c="16"/>(varNum$ == $$$bound$result$z.getVarNum() &amp;&amp; </text:p>
      <text:p text:style-name="P23"><text:s text:c="16"/>instance$ == $$$bound$result$z.getFXObject())) {</text:p>
      <text:p text:style-name="P23"><text:s text:c="16"/>// the update instance, varNum matches Pointer's FXObject and varNum</text:p>
      <text:p text:style-name="P23"><text:s text:c="16"/>// so invalidate “z” - so that z's getter will notice and read fresh value from Pointer</text:p>
      <text:p text:style-name="P23"><text:s text:c="16"/>// using Pointer.get() method</text:p>
      <text:p text:style-name="P23"><text:s text:c="16"/>invalidate$z(phase$);</text:p>
      <text:p text:style-name="P23"><text:s text:c="9"/>}</text:p>
      <text:p text:style-name="P23"><text:s text:c="9"/>[... rest of the code..]</text:p>
      <text:p text:style-name="P23"><text:s text:c="5"/>}</text:p>
      <text:p text:style-name="P40"/>
      <text:p text:style-name="P45">Note that we need to null check the Pointer field – because the bound function may not be yet have been called and so can contain null. The first call of the bound function will set the value.</text:p>
      <text:h text:style-name="P27" text:outline-level="2"><text:soft-page-break/>Bound function calls from non-bind call sites</text:h>
      <text:p text:style-name="P44">We use the same single bind function implementation for both bind call sites and non-bind call sites. For bind call sites, we can easily pass FXObject+varNum for each arguments. For non-bind call sites, we may not have FXObject+varNum available for every argument expression. Also, since arguments are not going to change, we don't actually need a “proper” FXObject implementation that maintains dependencies etc. We wrap every argument expression with instances of FXConstant (com.sun.javafx.runtime.FXConstant). FXConstant is implementation of FXObject that has a single <text:s/>Object type field. This can be used to wrap any value as an FXObject. Besides, FXConstant ignores all dependency management calls (addDependeny$, removeDependency$ etc) and never issues notifyDependents$ calls. </text:p>
      <text:p text:style-name="P44"/>
      <text:p text:style-name="P44">For the following sample code:</text:p>
      <text:p text:style-name="P44"/>
      <text:p text:style-name="Code">var k = 3;</text:p>
      <text:p text:style-name="Code">bound function func(x: Integer) {</text:p>
      <text:p text:style-name="Code"><text:s text:c="4"/>return k * x; // “k” from script-level scope is used here</text:p>
      <text:p text:style-name="Code">};</text:p>
      <text:p text:style-name="Code">var z = func(10);</text:p>
      <text:p text:style-name="Code"/>
      <text:p text:style-name="P43">the translated bound function call expression looks like:</text:p>
      <text:p text:style-name="P46"/>
      <text:p text:style-name="Code"><text:s text:c="4"/>t.func$$bound$int(FXConstant.make(10), FXConstant.VOFF$value)</text:p>
      <text:p text:style-name="Code"/>
      <text:p text:style-name="Text_20_body">FXConstant.make is a factory method to create FXObject instances that wraps the provided object. <text:s/>$value is the single field of FXConstant that stores the wrapped object.</text:p>
      <text:p text:style-name="P43">Another possible implementation option is to generate two variants of bound functions. For every bound function, we will generate one version for calls from bound contexts and one for calls from non-bound contexts. <text:s/>With the current implementation, we generate one local class and one method . But, for non-bind call sites we pay the price to wrap argument expressions with FXConstant instances. It is expected most bound functions will be called from bind call sites and number of arguments will be small (2 or 3). So, additional dynamic footprint due to FXConstant wrapping is expected to be small. </text:p>
      <text:p text:style-name="P9"><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
      <text:p text:style-name="Code"><text:soft-page-break/>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 only in the generated code, there must be mechanisms to expose them to non-bound code – for example, to pass them to functions. <text:s/>SequenceRef will be used to wrap the virtual bound sequence variable – represented by its instance and varNum. <text:s/>Because this underlying virtual value may change, the update mechanism needs a way to save the current value by freezing it with its <text:soft-page-break/>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save() {</text:p>
      <text:p text:style-name="Code"><text:s text:c="6"/>reified = …; // copy from instance X varNum</text:p>
      <text:p text:style-name="Code"><text:s text:c="3"/>}</text:p>
      <text:p text:style-name="Code"/>
      <text:p text:style-name="Code"><text:s text:c="3"/>int size() {</text:p>
      <text:p text:style-name="Code"><text:s text:c="6"/>if (reified != null) </text:p>
      <text:p text:style-name="Code"><text:s text:c="9"/>return reified.size();</text:p>
      <text:p text:style-name="Code"><text:s text:c="6"/>else</text:p>
      <text:p text:style-name="Code"><text:s text:c="9"/>return instance.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get$(varNum, pos);</text:p>
      <text:p text:style-name="Code"><text:s text:c="3"/>}</text:p>
      <text:p text:style-name="Code">}</text:p>
      <text:p text:style-name="Text_20_body"/>
      <text:p text:style-name="Text_20_body">Another needed class is Sequences, which provides static sequence support methods. In addition to providing various conversion and utility methods, it is where all mutative actions on non-bound sequences are performed – including getting, modifying, setting (if needed) and firing invalidation.</text:p>
      <text:p text:style-name="Text_20_body">One approach to this is that it assures a mutable sequence before it starts:</text:p>
      <text:p text:style-name="P16"><text:line-break/><text:span text:style-name="T10">       private static &lt;T&gt; Sequence&lt;? extends T&gt; getMutable(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 else {<text:line-break/>                // This is a reference to a bound sequence from a non-bound context (by assignment or parameter)<text:line-break/>                // Convert to mutable<text:line-break/>                seq == &lt;&lt;ArraySequence copy of sr&gt;&gt;;<text:line-break/></text:span><text:span text:style-name="T10">                instance.be$(varNum, seq);  // replace the sequence in the non-bound context<text:line-break/></text:span><text:soft-page-break/><text:span text:style-name="T10">             }<text:line-break/>          } else if (seq &lt;&lt;is immutable&gt;&gt;) {<text:line-break/>                // Convert to mutable<text:line-break/>                seq == &lt;&lt;ArraySequence copy of seq&gt;&gt;;<text:line-break/>                instance.be$(varNum, seq);  // replace the sequence in the non-bound context<text:line-break/>          }<text:line-break/>          return seq;<text:line-break/>       } </text:span></text:p>
      <text:p text:style-name="Text_20_body"/>
      <text:p text:style-name="Text_20_body">This can be used in a mutation method called by generated code (this for slice assignment, but also used by other mutation methods (including insert, delete, etc):</text:p>
      <text:p text:style-name="P18">     public static &lt;T&gt; void replaceSlice(FXBase instance, int varNum, Sequence&lt;? extends T&gt; newValues, </text:p>
      <text:p text:style-name="P18">     <text:s text:c="56"/>int startPos, int endPos/*exclusive*/) {<text:line-break/>        Sequence&lt;? extends T&gt; seq = <text:span text:style-name="T7">getMutable</text:span>(instance, varNum);<text:line-break/>        int newLen = newValues.size();<text:line-break/>        instance.invalidate$(varNum, startPos, endPos, newLen, INVALIDATION_PHASE);<text:line-break/>        replaceSlice(seq, newValues, startPos, endPos);  // replace the slice in seq <text:line-break/>        instance.invalidate$(varNum, startPos, endPos, newLen, TRIGGER_PHASE);<text:line-break/>    } </text:p>
      <text:p text:style-name="Text_20_body"/>
      <text:p text:style-name="Text_20_body">Note that this gets the slice from the instance, makes it mutable if it isn't (setting the instance variable), makes the modifications, and sends before and after invalidation notifications.</text:p>
      <text:p text:style-name="Text_20_body">The above approach does notifications with a slice that has not been corrected and also converts to mutable in cases where it is not needed. <text:s/>So, alternatively, initially only the check for modification of a bound sequence is done:</text:p>
      <text:p text:style-name="P19">      private static &lt;T&gt; Sequence&lt;? extends T&gt; get(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text:line-break/>          }<text:line-break/>          return seq;<text:line-break/>       } </text:p>
      <text:p text:style-name="Text_20_body"/>
      <text:p text:style-name="Text_20_body">It is determined if a modification is even needed first:</text:p>
      <text:p text:style-name="P18"><text:s text:c="4"/>public static &lt;T&gt; void replaceSlice(FXBase instance, int varNum, <text:s/>Sequence&lt;? extends T&gt; newValues, </text:p>
      <text:p text:style-name="P18"><text:s text:c="60"/>int startPos, int endPos/*exclusive*/) {</text:p>
      <text:p text:style-name="P18"><text:s text:c="8"/>Sequence&lt;? extends T&gt; seq = get(instance, varNum);</text:p>
      <text:p text:style-name="P18"><text:s text:c="8"/>int oldSize = seq.size();</text:p>
      <text:p text:style-name="P18"><text:s text:c="8"/>if (startPos &lt; 0)</text:p>
      <text:p text:style-name="P18"><text:s text:c="12"/>startPos = 0;</text:p>
      <text:p text:style-name="P18"><text:s text:c="8"/>else if (startPos &gt; oldSize)</text:p>
      <text:p text:style-name="P18"><text:s text:c="12"/>startPos = oldSize;</text:p>
      <text:p text:style-name="P18"><text:s text:c="8"/>if (endPos &gt; oldSize)</text:p>
      <text:p text:style-name="P18"><text:s text:c="12"/>endPos = oldSize;</text:p>
      <text:p text:style-name="P18"><text:s text:c="8"/>else if (endPos &lt; startPos)</text:p>
      <text:p text:style-name="P18"><text:s text:c="12"/>endPos = startPos;</text:p>
      <text:p text:style-name="P18"><text:s text:c="8"/>if (newValues == null ? </text:p>
      <text:p text:style-name="P18"><text:s text:c="18"/>startPos == endPos</text:p>
      <text:p text:style-name="P18"><text:soft-page-break/><text:s text:c="16"/>: sliceEqual(seq, startPos, endPos, newValues)) {</text:p>
      <text:p text:style-name="P18"><text:s text:c="12"/>return seq;</text:p>
      <text:p text:style-name="P18"><text:s text:c="8"/>}</text:p>
      <text:p text:style-name="P18"><text:s text:c="8"/>if (seq &lt;&lt;is immutable&gt;&gt;) {<text:line-break/> <text:s text:c="10"/>// Convert to mutable<text:line-break/> <text:s text:c="10"/>seq == &lt;&lt;ArraySequence copy of seq&gt;&gt;;<text:line-break/> <text:s text:c="10"/>instance.be$(varNum, seq); // replace the sequence in the non-bound context<text:line-break/> <text:s text:c="7"/>}</text:p>
      <text:p text:style-name="P18"><text:s text:c="8"/>int newLen = newValues.size();<text:line-break/> <text:s text:c="7"/>instance.invalidate$(varNum, startPos, endPos, newLen, INVALIDATION_PHASE);<text:line-break/> <text:s text:c="7"/>replaceSlice(seq, newValues, startPos, endPos);  // replace the slice in seq <text:line-break/> <text:s text:c="7"/>instance.invalidate$(varNum, startPos, endPos, newLen, TRIGGER_PHASE); <text:s text:c="2"/>}</text:p>
      <text:p text:style-name="P18"><text:s text:c="5"/>}</text:p>
      <text:h text:style-name="Heading_20_2" text:outline-level="2">Update Methods</text:h>
      <text:p text:style-name="Text_20_body">The three sequence update methods directly parallel the non-sequence versions, but have additional parameters:</text:p>
      <text:p text:style-name="Code"/>
      <text:p text:style-name="Code">notifyDependents$(int varNum, int begin, int end, int newLen, int phase)</text:p>
      <text:p text:style-name="Code">update$(FXObject instance, int varNum, int begin, int end, int newLen, int phase)</text:p>
      <text:p text:style-name="Code">invalidate$xyz(int begin, int end, int newLen, int phase)</text:p>
      <text:p text:style-name="Code"/>
      <text:p text:style-name="Text_20_body">The relationship between them is exactly like the non-sequence methods.<text:span text:style-name="T7"> <text:s/>These are overloaded methods. </text:span><text:s/>Note: for consistency the method is call “invalidate”, however, for sequences, an invalidation mechanism is not used. Non-bound variables (sequence or not) have their actual value, so invalidation does not apply to them. <text:s/>Bound sequences are virtual, implemented as transformation and thus have not underlying cache to invalidate. <text:s/>There is however, a cached SequenceRef used outside the bind that is reified and disconnected on invalidation. <text:s/>And sequence invalidation can trigger invalidation of non-sequence binds (eg, bind seq[k]). <text:s/>The notifyDependents method is used on the invalidating side to notify other class instances that a sequence has changed. <text:s/>The other two are used on the invalidated side. <text:s text:c="2"/>The update method is used to <text:span text:style-name="T7">inverse multiplex these notification to the variable-specific invalidate$xyz methods. <text:s/>As is the case with non-sequences, inter-class update (notifyDependents and 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8419006" text:style-name="L2">
        <text:list-item>
          <text:p text:style-name="P33">varNum indicates the sequence variable that has changed</text:p>
        </text:list-item>
        <text:list-item>
          <text:p text:style-name="P33">begin is the beginning index of the changed slice</text:p>
        </text:list-item>
        <text:list-item>
          <text:p text:style-name="P33">end is the end index of the changed slice</text:p>
        </text:list-item>
        <text:list-item>
          <text:p text:style-name="P33">newLen is the length of the sequence that replaces the slice [begin..end]</text:p>
        </text:list-item>
        <text:list-item>
          <text:p text:style-name="P33">phase is the update phase: INV_PHASE or TRIGGER_PHASE</text:p>
        </text:list-item>
      </text:list>
      <text:h text:style-name="P26" text:outline-level="2">Access Methods</text:h>
      <text:p text:style-name="P7">In addition to the get$xyz and be$xyz methods, a sequence length and element get method are generated for sequence variables. <text:s/>These match the needs of Sequence in general:</text:p>
      <text:p text:style-name="P14"/>
      <text:p text:style-name="P14"><text:soft-page-break/>T get$xyz(int pos)</text:p>
      <text:p text:style-name="P14">int size$xyz()</text:p>
      <text:p text:style-name="P14"/>
      <text:p text:style-name="P7">Additionally, like the other methods which switch to the variable specific method based on the varNum, These match the needs of SequenceRef in particular:</text:p>
      <text:p text:style-name="P14"/>
      <text:p text:style-name="P14">Object get$(int varNum, int pos)</text:p>
      <text:p text:style-name="P14">int size$(int varNum)</text:p>
      <text:h text:style-name="P26" text:outline-level="2">Non-Bound Sequences</text:h>
      <text:p text:style-name="P7">For the variable declaration:</text:p>
      <text:p text:style-name="P14">var seq : Foo[];</text:p>
      <text:p text:style-name="P14"/>
      <text:p text:style-name="P7">A sketch of the generated code follows:</text:p>
      <text:p text:style-name="P14"/>
      <text:p text:style-name="P14">Sequence&lt;? extends Foo&gt; $ seq = TypeInfo.&lt;Foo&gt;getTypeInfo().emptySequence;</text:p>
      <text:p text:style-name="P14"/>
      <text:p text:style-name="P14">Foo get$b(int pos) {</text:p>
      <text:p text:style-name="P14"><text:s text:c="3"/>return $b.get(pos);</text:p>
      <text:p text:style-name="P14">}</text:p>
      <text:p text:style-name="P14"/>
      <text:p text:style-name="P14">int size$seq() {</text:p>
      <text:p text:style-name="P14"><text:s text:c="3"/>return $seq .size();</text:p>
      <text:p text:style-name="P14">}</text:p>
      <text:p text:style-name="P14"/>
      <text:p text:style-name="P14">Sequence&lt;? extends Foo&gt; get$seq() {</text:p>
      <text:p text:style-name="P14"><text:s text:c="3"/>return $seq;</text:p>
      <text:p text:style-name="P14">}</text:p>
      <text:p text:style-name="P14"/>
      <text:p text:style-name="P14">Sequence&lt;? extends Foo&gt; be$seq(Sequence&lt;? extends Foo&gt; nv) {</text:p>
      <text:p text:style-name="P14"><text:s text:c="3"/>return $seq = nv;</text:p>
      <text:p text:style-name="P14">}</text:p>
      <text:p text:style-name="P17"/>
      <text:p text:style-name="P14"/>
      <text:p text:style-name="P7">This is sufficient since all actions on a sequence are supported. <text:s/>Mutative actions are represented as slice replacement. <text:s/>This work (sequence modification and invalidate$ calls) is all handled by static methods on Sequences. Note that, unlike non-sequences, be$ is not responsible for update handling and simply sets the value – since it is only used by Sequences methods via varNum only a varNum version is actually needed (see below). <text:s/></text:p>
      <text:p text:style-name="P7">For example, insertion:</text:p>
      <text:p text:style-name="P14">insert blah into seq;</text:p>
      <text:p text:style-name="P14"/>
      <text:p text:style-name="P7">Becomes:</text:p>
      <text:p text:style-name="P14">Sequences.insert(this, VOFF$seq, blah);</text:p>
      <text:p text:style-name="P7"/>
      <text:p text:style-name="P7"><text:soft-page-break/>Even assign:</text:p>
      <text:p text:style-name="P14">seq = b2;</text:p>
      <text:p text:style-name="P14"/>
      <text:p text:style-name="P7">Becomes:</text:p>
      <text:p text:style-name="P14">Sequences.set(this, VOFF$seq, b2);</text:p>
      <text:p text:style-name="P7"/>
      <text:p text:style-name="P7">So, no set$ method is generated. <text:s/></text:p>
      <text:p text:style-name="P7"/>
      <text:p text:style-name="P7">The methods in Sequences propagate update information through the invalidate method:</text:p>
      <text:p text:style-name="P7"/>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Code">void onReplace$seq(int begin, int end, int newLen) {</text:p>
      <text:p text:style-name="Code"><text:span text:style-name="T5"><text:s text:c="8"/></text:span>// Trigger body, if any</text:p>
      <text:p text:style-name="Code">}</text:p>
      <text:p text:style-name="P9"/>
      <text:p text:style-name="Text_20_body">Note: unlike non-sequences, on-replace is triggered directly by invalidation. <text:s/>This leaves the cases where false-positive invalidations are sent up to Sequences to determine – the previous implementation sent false-positive sequence on-replace in some case. <text:s/>And this will be an optimization tuning choice.</text:p>
      <text:p text:style-name="Text_20_body">Because the Sequences implementation works off instance X varNum pairs, it must have access to the sequence via varNum versions of these:</text:p>
      <text:list xml:id="list38409565" text:style-name="L3">
        <text:list-item>
          <text:p text:style-name="P34">get$(varNum)</text:p>
        </text:list-item>
        <text:list-item>
          <text:p text:style-name="P34">get$(varNum, int)</text:p>
        </text:list-item>
        <text:list-item>
          <text:p text:style-name="P34">size$(varNum)</text:p>
        </text:list-item>
        <text:list-item>
          <text:p text:style-name="P34">be$(varNum)</text:p>
        </text:list-item>
        <text:list-item>
          <text:p text:style-name="P34">invalidate$(varNum, int begin, int end, int newLen, phase)</text:p>
        </text:list-item>
      </text:list>
      <text:h text:style-name="P26" text:outline-level="2">Bound Sequences</text:h>
      <text:p text:style-name="Text_20_body">Bound sequence support builds on the above. <text:s/>The get element and size accessors are computed for each sequence creation form. <text:s/>The be$ and set$ methods are unneeded for bound sequences. The getter, for passing to non-bound contexts, returns the SequenceRef:</text:p>
      <text:p text:style-name="Code">Sequence&lt;T&gt; get$seq() { <text:line-break/> <text:s text:c="2"/>if ($seq == null) <text:s/>{<text:line-break/><text:soft-page-break/> <text:s text:c="5"/>$seq = new SequenceRef(&lt;&lt;typeinfo T&gt;&gt;, this, VOFF$seq); <text:line-break/> <text:s text:c="2"/>} </text:p>
      <text:p text:style-name="Code"><text:s text:c="3"/>return $seq; <text:line-break/>}</text:p>
      <text:p text:style-name="Text_20_body"/>
      <text:p text:style-name="Text_20_body">Note there is no field representing the sequence itself – so, the field of that name is used to cache the (normally null) SequenceRef.</text:p>
      <text:p text:style-name="Text_20_body">Invalidate, like the non-bound form, invalidates dependents (intra-instance and inter-instance), calls on-replace, but also must reset the cached SequenceRef:</text:p>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
      <text:p text:style-name="Code"><text:s text:c="3"/>if ($seq != null) {</text:p>
      <text:p text:style-name="Code"><text:s text:c="6"/>$seq.save();</text:p>
      <text:p text:style-name="Code"><text:s text:c="6"/>$seq = null;</text:p>
      <text:p text:style-name="Code"><text:s text:c="3"/>}</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Text_20_body">Let's start simple:</text:p>
      <text:h text:style-name="Heading_20_3" text:outline-level="3">Bound Range Sequence</text:h>
      <text:p text:style-name="Code"/>
      <text:p text:style-name="Code">def range = bind [rb .. re]</text:p>
      <text:p text:style-name="Text_20_body"/>
      <text:p text:style-name="Text_20_body">The range begin and end are factored out into private synthetic bound variables of bind implementation (similar to what is done for dependents of bound non-sequences):</text:p>
      <text:p text:style-name="Code">int $rb;</text:p>
      <text:p text:style-name="Code">int $re;</text:p>
      <text:p text:style-name="Code"/>
      <text:p text:style-name="Text_20_body">The dependency information for $rb and $re generated in the normal way. <text:s/>But the accessor methods are simplified. there is no need for be$, set$, or onReplace$ – and the get$ method is simply the expression calculation returned – without flag checks or be$ calls – this is important because of two phase usage (see <text:span text:style-name="T7">invalidate$rb</text:span>() below) where the getter is called twice before the value is set. </text:p>
      <text:p text:style-name="P14">int get$rb() {</text:p>
      <text:p text:style-name="P14"><text:s text:c="3"/>return get$x() + get$y(); // for example if it was [(x+y)..</text:p>
      <text:p text:style-name="P14">}</text:p>
      <text:p text:style-name="Code"/>
      <text:p text:style-name="Text_20_body">The sequence size also gets a (normal) synthetic bound variable – this variable not only caches the sequence size but also the first access fires sequence initialization. <text:s/>The sequence accessors are simply <text:soft-page-break/>computed from the range ends:</text:p>
      <text:p text:style-name="P14">int get$range(int pos) {</text:p>
      <text:p text:style-name="P14"><text:s text:c="3"/>return (pos &gt;= 0 &amp;&amp; pos &lt; get$rsize())? pos + $rb : 0;</text:p>
      <text:p text:style-name="P14">}</text:p>
      <text:p text:style-name="P14"/>
      <text:p text:style-name="P14">int size$range() {</text:p>
      <text:p text:style-name="P14"><text:s text:c="3"/>return get$rsize();</text:p>
      <text:p text:style-name="P14">}</text:p>
      <text:p text:style-name="P14"/>
      <text:p text:style-name="P7">Sequence invalidation is generated only for on-replace and bound expressions dependent on this bound sequence variable. <text:s/>Sequence invalidation is not needed or used by the bound sequence implementation. <text:s/></text:p>
      <text:p text:style-name="P7">Sequence invalidation is implemented by transformation of the invalidation of the range ends:</text:p>
      <text:p text:style-name="P14">void invalidate$rb(int phase) {</text:p>
      <text:p text:style-name="P14"><text:s text:c="3"/>int before = $rb;</text:p>
      <text:p text:style-name="P14"><text:s text:c="3"/>int after = get$rb();</text:p>
      <text:p text:style-name="P14"><text:s text:c="3"/>if (phase == TRIGGER_PHASE) {</text:p>
      <text:p text:style-name="P14"><text:s text:c="6"/>// old vs new delta done, set the new value for use the next time around</text:p>
      <text:p text:style-name="P14"><text:s text:c="6"/>$rb = after;</text:p>
      <text:p text:style-name="P14"><text:s text:c="3"/>}</text:p>
      <text:p text:style-name="P14"><text:s text:c="3"/>if (after &gt; before) {</text:p>
      <text:p text:style-name="P14"><text:s text:c="6"/>invalidate$range(0, min(after, $re) - before, 0, phase);</text:p>
      <text:p text:style-name="P14"><text:s text:c="3"/>} else if (after &lt; before) {</text:p>
      <text:p text:style-name="P14"><text:s text:c="6"/>invalidate$range(0, -1, before-after, phase);</text:p>
      <text:p text:style-name="P14"><text:s text:c="3"/>}</text:p>
      <text:p text:style-name="P14">}</text:p>
      <text:p text:style-name="Text_20_body"><text:s/></text:p>
      <text:p text:style-name="Text_20_body">This is for conceptual presentation. <text:s/>For all the gritty details, see the code. <text:s text:c="10"/></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oft-page-break/><text:s text:c="3"/>case 2:</text:p>
      <text:p text:style-name="P14"><text:s text:c="6"/>return $z;</text:p>
      <text:p text:style-name="P14"><text:s text:c="3"/>default:</text:p>
      <text:p text:style-name="P14"><text:s text:c="6"/>return 0.0f;</text:p>
      <text:p text:style-name="P14">}</text:p>
      <text:p text:style-name="P14"/>
      <text:p text:style-name="P14">int size$explicit() {</text:p>
      <text:p text:style-name="P14"><text:s text:c="3"/>return 3;</text:p>
      <text:p text:style-name="P14">}</text:p>
      <text:p text:style-name="P14"/>
      <text:p text:style-name="P14">void invalidate$x(int phase) {</text:p>
      <text:p text:style-name="P14"><text:s text:c="3"/>invalidate$explicit(0, 0, 1, phase);</text:p>
      <text:p text:style-name="P14">}</text:p>
      <text:p text:style-name="P14"/>
      <text:p text:style-name="P14">void invalidate$y(int phase) {</text:p>
      <text:p text:style-name="P14"><text:s text:c="3"/>invalidate$explicit(1, 1, 1, phase);</text:p>
      <text:p text:style-name="P14">}</text:p>
      <text:p text:style-name="P14"/>
      <text:p text:style-name="P14">void invalidate$z(int phase) {</text:p>
      <text:p text:style-name="P14"><text:s text:c="3"/>invalidate$explicit(2, 2, 1, phase);</text:p>
      <text:p text:style-name="P14">}</text:p>
      <text:p text:style-name="Text_20_body"/>
      <text:h text:style-name="Heading_20_3" text:outline-level="3"/>
      <text:h text:style-name="P30" text:outline-level="3">Bound Explicit Sequence (of Sequences)</text:h>
      <text:p text:style-name="Code"/>
      <text:p text:style-name="Code">def bess = bind [s1, s2, s3];</text:p>
      <text:p text:style-name="Code"/>
      <text:p text:style-name="Text_20_body">Here the complexity is in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get$bess(int pos) {</text:p>
      <text:p text:style-name="P14"><text:s text:c="3"/>int start = 0;</text:p>
      <text:p text:style-name="P14"><text:s text:c="3"/>int next = size$s1();</text:p>
      <text:p text:style-name="P14"><text:s text:c="3"/>if (pos &lt; next) {</text:p>
      <text:p text:style-name="P14"><text:s text:c="6"/>return get$s1(pos – start);</text:p>
      <text:p text:style-name="P14"><text:s text:c="3"/>}</text:p>
      <text:p text:style-name="P14"><text:s text:c="3"/>start = next;</text:p>
      <text:p text:style-name="P14"><text:s text:c="3"/>next += size$s2();</text:p>
      <text:p text:style-name="P14"><text:s text:c="3"/>if (pos &lt; next) {</text:p>
      <text:p text:style-name="P14"><text:s text:c="6"/>return get$s2(pos – start);</text:p>
      <text:p text:style-name="P14"><text:s text:c="3"/>}</text:p>
      <text:p text:style-name="P14"><text:s text:c="3"/>start = next;</text:p>
      <text:p text:style-name="P14"><text:s text:c="3"/>next += size$s3();</text:p>
      <text:p text:style-name="P14"><text:s text:c="3"/>if (pos &lt; next) {</text:p>
      <text:p text:style-name="P14"><text:s text:c="6"/>return get$s3(pos – start);</text:p>
      <text:p text:style-name="P14"><text:s text:c="3"/>}</text:p>
      <text:p text:style-name="P14"><text:s text:c="3"/>return null;</text:p>
      <text:p text:style-name="P14">}</text:p>
      <text:p text:style-name="P14"/>
      <text:p text:style-name="P14">int size$bess() {</text:p>
      <text:p text:style-name="P14"><text:s text:c="3"/>return size$s1() + size$s2() + size$s3();</text:p>
      <text:p text:style-name="P14">}</text:p>
      <text:p text:style-name="P14"/>
      <text:p text:style-name="P14">void invalidate$s1(int begin, int end, int newLen, int phase) {</text:p>
      <text:p text:style-name="P14"><text:s text:c="3"/>int start = 0;</text:p>
      <text:p text:style-name="P14"><text:s text:c="3"/>invalidate$bess(start+begin, start+end, newLen, phase);</text:p>
      <text:p text:style-name="P14">}</text:p>
      <text:p text:style-name="P14"/>
      <text:p text:style-name="P14">void invalidate$s2(int begin, int end, int newLen, int phase) {</text:p>
      <text:p text:style-name="P14"><text:s text:c="3"/>int start = size$s1();</text:p>
      <text:p text:style-name="P14"><text:s text:c="3"/>invalidate$bess(start+begin, start+end, newLen, phase);</text:p>
      <text:p text:style-name="P14">}</text:p>
      <text:p text:style-name="P14"/>
      <text:p text:style-name="P14">void invalidate$s3(int begin, int end, int newLen, int phase) {</text:p>
      <text:p text:style-name="P14"><text:s text:c="3"/>int start = size$s1() + size$s2();</text:p>
      <text:p text:style-name="P14"><text:s text:c="3"/>invalidate$bess(start+begin, start+end, newLen, phase);</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get$blice(int pos) {</text:p>
      <text:p text:style-name="P14"><text:s text:c="3"/>if (pos &lt; 0 || pos &gt; ($lb - $le)) {</text:p>
      <text:p text:style-name="P14"><text:s text:c="6"/>return null;</text:p>
      <text:p text:style-name="P14"><text:s text:c="3"/>}</text:p>
      <text:p text:style-name="P14"><text:s text:c="3"/>return get$q($lb + pos);</text:p>
      <text:p text:style-name="P14">}</text:p>
      <text:p text:style-name="P14"/>
      <text:p text:style-name="P14">int size$blice() {</text:p>
      <text:p text:style-name="P14"><text:s text:c="3"/>return max(0, min($le, size$q()) - max(0, $lb));</text:p>
      <text:p text:style-name="P14">}</text:p>
      <text:p text:style-name="P14"/>
      <text:p text:style-name="P14">void invalidate$lb(int phase) {</text:p>
      <text:p text:style-name="P14"><text:s text:c="3"/>int before = $lb;</text:p>
      <text:p text:style-name="P14"><text:s text:c="3"/>int after = get$lb();</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le(int phase) {</text:p>
      <text:p text:style-name="P14"><text:s text:c="3"/>int before = $le;</text:p>
      <text:p text:style-name="P14"><text:s text:c="3"/>int after = get$le();</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q(int begin, int end, int newLen, int phase) {</text:p>
      <text:p text:style-name="P14"><text:s text:c="3"/>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invalidate$w(<text:span text:style-name="T7">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get$sbf(int pos) {</text:p>
      <text:p text:style-name="P14"><text:s text:c="3"/>if (pos &lt; 0 || pos &gt;= size$sbf()) {</text:p>
      <text:p text:style-name="P14"><text:s text:c="6"/>return 0;</text:p>
      <text:p text:style-name="P14"><text:s text:c="3"/>}</text:p>
      <text:p text:style-name="P14"><text:s text:c="3"/>return get$sst(pos) * 2;;</text:p>
      <text:p text:style-name="P14">}</text:p>
      <text:p text:style-name="P14"/>
      <text:p text:style-name="P14">int size$sbf() {</text:p>
      <text:p text:style-name="P14"><text:s text:c="3"/>return size$sst();</text:p>
      <text:p text:style-name="P14">}</text:p>
      <text:p text:style-name="Code"/>
      <text:p text:style-name="Code">void invalidate$sst(<text:span text:style-name="T7">int begin, int end, int newLen) {</text:span></text:p>
      <text:p text:style-name="P14"><text:s text:c="3"/>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invalidate$st(<text:span text:style-name="T7">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get$st(i));</text:p>
      <text:p text:style-name="P14"><text:s text:c="6"/>se.set$indexof(idx);</text:p>
      <text:p text:style-name="P14"><text:s text:c="6"/>idx += se.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29"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get$select(int pos) {</text:p>
      <text:p text:style-name="P14"><text:s text:c="3"/>sync$select();</text:p>
      <text:p text:style-name="P14"><text:s text:c="3"/>return $bb.get$sq(pos);</text:p>
      <text:p text:style-name="P14">}</text:p>
      <text:p text:style-name="P14"/>
      <text:p text:style-name="P14">int size$select(int pos) {</text:p>
      <text:p text:style-name="P14"><text:s text:c="3"/>sync$select();</text:p>
      <text:p text:style-name="P14"><text:s text:c="3"/>return $bb.size$sq();</text:p>
      <text:p text:style-name="P14">}</text:p>
      <text:p text:style-name="P14"/>
      <text:p text:style-name="P14">void 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xml:id="list38425219" text:style-name="L4">
        <text:list-item>
          <text:p text:style-name="P35">Simply cache whole value of the sequence on exit from the on-replace</text:p>
        </text:list-item>
        <text:list-item>
          <text:p text:style-name="P35">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35">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8430343" text:style-name="L5">
        <text:list-item>
          <text:p text:style-name="P36">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1-09T21:32:04.85</dc:date>
    <meta:editing-cycles>89</meta:editing-cycles>
    <meta:editing-duration>PT649H13M04S</meta:editing-duration>
    <meta:printed-by>Robert Field</meta:printed-by>
    <meta:print-date>2009-11-09T12:47:58.81</meta:print-date>
    <meta:document-statistic meta:table-count="0" meta:image-count="0" meta:object-count="2" meta:page-count="34" meta:paragraph-count="975" meta:word-count="9105" meta:character-count="6226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